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officeooo:rsid="0015c430" officeooo:paragraph-rsid="0015c430"/>
    </style:style>
    <style:style style:name="P2" style:family="paragraph" style:parent-style-name="Standard">
      <style:text-properties officeooo:paragraph-rsid="0015c430"/>
    </style:style>
    <style:style style:name="P3" style:family="paragraph" style:parent-style-name="Standard">
      <style:text-properties officeooo:rsid="0015c430" officeooo:paragraph-rsid="0015c430"/>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text-properties officeooo:rsid="0015c430" officeooo:paragraph-rsid="0015c430"/>
    </style:style>
    <style:style style:name="P7" style:family="paragraph" style:parent-style-name="Text_20_body">
      <style:text-properties officeooo:paragraph-rsid="0015c430"/>
    </style:style>
    <style:style style:name="T1" style:family="text">
      <style:text-properties officeooo:rsid="0015c43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p text:style-name="P2">AACS was introduced in 2005 and was broken On February 27th, 2007 as hackers managed to get some data out of the scrambler. </text:p>
      <text:p text:style-name="P2">2: </text:p>
      <text:p text:style-name="P2">the two methods were the Subset Difference Tree Attack and a certificate revocation attack </text:p>
      <text:p text:style-name="Standard">Method: This approach targeted the subset difference tree used by AACS. The attackers exploited the fact that the tree structure allowed them to learn the secret keys.</text:p>
      <text:p text:style-name="P2">A Certificate revocation attack is when by manipulating certificates, they were able to bypass the revocation mechanism, allowing unauthorized access t<text:span text:style-name="T1">o the media. </text:span></text:p>
      <text:p text:style-name="P2">The subset difference tree attack directly revealed secret keys, while the certificate bypass attack exploited weaknesses in the process of key management. Both attacks highlighted vulnerabilities in AACS’s design and made it susceptible to circumvention.</text:p>
      <text:p text:style-name="P3">3:</text:p>
      <text:p text:style-name="P3">AACS uses symmetric key encryption for media. More specifically a kind of AES style of encryption. </text:p>
      <text:p text:style-name="P3">4: </text:p>
      <text:p text:style-name="P3">AES is much stronger than CSS as it supports more key spaces and makes brute force attacks much harder. </text:p>
      <text:p text:style-name="P3">5: </text:p>
      <text:p text:style-name="P3">import javax.crypto.Cipher;<text:line-break/>import javax.crypto.SecretKey;<text:line-break/>import javax.crypto.spec.SecretKeySpec;<text:line-break/>import java.util.Base64;<text:line-break/><text:line-break/>public class AESGFunction {<text:line-break/><text:line-break/> <text:s text:c="3"/>public static void main(String[] args) throws Exception {<text:line-break/> <text:s text:c="7"/>String inputText = "Hello, AACS!";<text:line-break/> <text:s text:c="7"/>String keyString = "Key"; <text:line-break/><text:line-break/> <text:s text:c="7"/>// Create a SecretKey from the key string<text:line-break/> <text:s text:c="7"/>SecretKey key = new SecretKeySpec(keyString.getBytes(), "AES");<text:line-break/><text:line-break/> <text:s text:c="7"/>// Initialize the AES<text:line-break/> <text:s text:c="7"/>Cipher cipher = Cipher.getInstance("AES");<text:line-break/> <text:s text:c="7"/>cipher.init(Cipher.ENCRYPT_MODE, key);<text:line-break/><text:line-break/> <text:s text:c="7"/>// Encrypt input<text:line-break/> <text:s text:c="7"/>byte[] encryptedBytes = cipher.doFinal(inputText.getBytes());<text:line-break/> <text:s text:c="7"/>String encryptedBase64 = Base64.getEncoder().encodeToString(encryptedBytes);<text:line-break/><text:line-break/> <text:s text:c="7"/>System.out.println("AES-G output (encrypted): " + encryptedBase64);<text:line-break/> <text:s text:c="3"/>}<text:line-break/>}</text:p>
      <text:p text:style-name="P3">6:</text:p>
      <text:p text:style-name="P3">in AACS there is Volume unique key, which encrypts the title keys for each disc volume. Every dvd has their own VUK. VUK’s are embedded into the playback device. </text:p>
      <text:p text:style-name="P3">Media Key Block is the key that encrypts the discs title keys, its encrypted with a device key. This is what you were talking about gets updated every now and then to throw hackers off.</text:p>
      <text:p text:style-name="P3"><text:soft-page-break/>Title Key is used to actually encrypt the content on the disk, this is then encrypted buy the Media Key Block. </text:p>
      <text:list text:style-name="L1">
        <text:list-item>
          <text:p text:style-name="P5">The Media Key Block is generated by the <text:span text:style-name="T1">RIAA</text:span> and embedded into the disc during production. It is encrypted using a device key.</text:p>
        </text:list-item>
        <text:list-item>
          <text:p text:style-name="P5">When a playback device reads the Media Key Block from the disc, it decrypts it using its own device key to obtain the Volume Unique Key .</text:p>
        </text:list-item>
        <text:list-item>
          <text:p text:style-name="P5">With the Volume Unique Key obtained, the device can then decrypt the title keys for the content on the disc.</text:p>
        </text:list-item>
        <text:list-item>
          <text:p text:style-name="P4">The title keys are used to decrypt the actual content, allowing playback on authorized devices.</text:p>
        </text:list-item>
      </text:list>
      <text:p text:style-name="P6">7: </text:p>
      <text:p text:style-name="P6">Traitor tracing is the analysis of Media Key Blocks and when detected an key online, the manufacturer can update the MKB which then deters piracy (for a little bit) </text:p>
      <text:p text:style-name="P6">8:</text:p>
      <text:p text:style-name="P7"><text:span text:style-name="T1">The best source I could find said </text:span>78 <text:span text:style-name="T1">verisons of the MKB Renewals, so I assume that many times.</text:span></text:p>
      <text:p text:style-name="P6">9:</text:p>
      <text:p text:style-name="P6">The justification used is that people can record media with analog outputs much more easier than with a restricted digital output. This is called the analog sunset. It sucks</text:p>
      <text:p text:style-name="P6">10: </text:p>
      <text:p text:style-name="P6">The attack on AACS did not break any primitives of the system. </text:p>
      <text:p text:style-name="P6">11:</text:p>
      <text:p text:style-name="P7"><text:span text:style-name="T1">Both Can be duplicated? Generally </text:span>Subset Difference Tree <text:span text:style-name="T1">attacks are more difficult to duplicate.</text:span></text:p>
      <text:p text:style-name="P6">12:</text:p>
      <text:p text:style-name="P6">the VUKs (stored on the media) and the PHK (residing in the player/drive) work together to enable Blu-ray decryption and playback </text:p>
      <text:p text:style-name="P6">13:</text:p>
      <text:p text:style-name="P6">I do not think that HDCP would be able to help prevent AACS from being broken. It would never be possible to implement on a large scale itself, as it would be VERY problematic to actual users. Regardless, you can still attack the AACS device itself and break it.</text:p>
      <text:p text:style-name="P6">14:</text:p>
      <text:p text:style-name="P1">Doing so constitutes a violation of the anti-circumvention provisions of the Digital Millennium Copyright Act (the "DMCA")</text:p>
      <text:p text:style-name="P6">The definition of anti-circumvention provisions is :</text:p>
      <text:p text:style-name="P3"><text:a xlink:type="simple" xlink:href="https://en.wikipedia.org/wiki/Anti-circumvention" office:target-frame-name="_blank" xlink:show="new" text:style-name="Internet_20_link" text:visited-style-name="Visited_20_Internet_20_Link">The <text:span text:style-name="Strong_20_Emphasis">anti-circumvention provisions</text:span> of the <text:span text:style-name="Strong_20_Emphasis">Digital Millennium Copyright Act (DMCA)</text:span> refer to laws that prohibit the circumvention of technological barriers for using digital goods or services in ways that the rights holders do not wish to allow</text:a> </text:p>
      <text:p text:style-name="P3">15:</text:p>
      <text:p text:style-name="P3"><text:soft-page-break/>The weakness was, no revocation of keys, weak encryption(40 keys) and a predictable algorithm</text:p>
      <text:p text:style-name="P3">AACS did fix these issues.</text:p>
      <text:p text:style-name="P3">16:</text:p>
      <text:p text:style-name="P3">One of the proposals has been Key Revocation. This would revoke keys, and over wifi (DRM) would update all players with a new key.</text:p>
      <text:p text:style-name="P3">17:</text:p>
      <text:p text:style-name="P3">They have not been implemented as trying to do that would cause paying customers to be in an uproar. This would cause and old player to no longer work to display newer content. As much as RIAA would love this, it would never fly.</text:p>
      <text:p text:style-name="P3">18:</text:p>
      <text:p text:style-name="P3">This Applies as when it became known on how to break AACS, they started issuing cease and desist orders and essentially made a number illegal. Suing people to keep the numbers unknown is not a good way to keep it sunkown.</text:p>
      <text:p text:style-name="P3">19:</text:p>
      <text:p text:style-name="P3">AACS can revoke certain keys that have been unlocked and when a new player is licensed, a new key is created. </text:p>
      <text:p text:style-name="P3">20:</text:p>
      <text:p text:style-name="P3">Nothing is secure. This is somewhat safe, but can still be broken by typical social phising or other password related attacks. <text:line-break/></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3T21:10:24.832000000</meta:creation-date>
    <dc:date>2024-02-23T22:13:38.615000000</dc:date>
    <meta:editing-duration>PT1H3M15S</meta:editing-duration>
    <meta:editing-cycles>1</meta:editing-cycles>
    <meta:document-statistic meta:table-count="0" meta:image-count="0" meta:object-count="0" meta:page-count="3" meta:paragraph-count="52" meta:word-count="827" meta:character-count="5142" meta:non-whitespace-character-count="4248"/>
    <meta:generator>LibreOffice/7.6.2.1$Windows_X86_64 LibreOffice_project/56f7684011345957bbf33a7ee678afaf4d2ba333</meta:generator>
  </office:meta>
</office:document-meta>
</file>